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7378d1" officeooo:paragraph-rsid="007378d1"/>
    </style:style>
    <style:style style:name="T1" style:family="text">
      <style:text-properties officeooo:rsid="0070a3c7"/>
    </style:style>
    <style:style style:name="T2" style:family="text">
      <style:text-properties officeooo:rsid="0071ee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Go to linkedin and find jobs related to AI, create a note what is needed for AI field and programming</text:p>
      <text:p text:style-name="P2"><text:span text:style-name="T1">COORUTINE_</text:span>TASK: - Poszerzanie wiedzy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3T06:59:25.004988053</dc:date>
    <meta:editing-duration>P1DT6H33M15S</meta:editing-duration>
    <meta:editing-cycles>71</meta:editing-cycles>
    <meta:document-statistic meta:table-count="0" meta:image-count="0" meta:object-count="0" meta:page-count="1" meta:paragraph-count="2" meta:word-count="24" meta:character-count="143" meta:non-whitespace-character-count="121"/>
  </office:meta>
</office:document-meta>
</file>